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fo:margin-top="0.2cm" fo:margin-bottom="0cm" style:writing-mode="lr-tb"/>
      <style:text-properties fo:color="#127622" fo:font-size="1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127622" style:text-position="0% 100%"/>
    </style:style>
    <style:style style:name="T4" style:family="text">
      <style:text-properties fo:color="#127622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+</text:p>
          <text:p text:style-name="P2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2cm" svg:height="1.114cm" svg:x="1.4cm" svg:y="11.886cm">
          <draw:text-box>
            <text:p text:style-name="P5">R<text:span text:style-name="T1">6</text:span></text:p>
          </draw:text-box>
        </draw:frame>
        <draw:frame draw:style-name="gr10" draw:text-style-name="P8" draw:layer="layout" svg:width="1.2cm" svg:height="1.114cm" svg:x="12.9cm" svg:y="2.386cm">
          <draw:text-box>
            <text:p text:style-name="P7">R<text:span text:style-name="T1">2</text:span></text:p>
          </draw:text-box>
        </draw:frame>
        <draw:frame draw:style-name="gr10" draw:text-style-name="P8" draw:layer="layout" svg:width="1.2cm" svg:height="1.114cm" svg:x="6cm" svg:y="7.586cm">
          <draw:text-box>
            <text:p text:style-name="P7">R<text:span text:style-name="T1">4</text:span></text:p>
          </draw:text-box>
        </draw:frame>
        <draw:frame draw:style-name="gr10" draw:text-style-name="P8" draw:layer="layout" svg:width="1.2cm" svg:height="1.114cm" svg:x="12.9cm" svg:y="7.6cm">
          <draw:text-box>
            <text:p text:style-name="P7">R<text:span text:style-name="T1">5</text:span></text:p>
          </draw:text-box>
        </draw:frame>
        <draw:frame draw:style-name="gr10" draw:text-style-name="P8" draw:layer="layout" svg:width="1.2cm" svg:height="1.114cm" svg:x="6cm" svg:y="2.386cm">
          <draw:text-box>
            <text:p text:style-name="P7">R<text:span text:style-name="T1">1</text:span></text:p>
          </draw:text-box>
        </draw:frame>
        <draw:frame draw:style-name="gr11" draw:text-style-name="P8" draw:layer="layout" svg:width="2.6cm" svg:height="1.177cm" svg:x="10.9cm" svg:y="12cm">
          <draw:text-box>
            <text:p text:style-name="P7">V<text:span text:style-name="T1">c</text:span></text:p>
          </draw:text-box>
        </draw:frame>
        <draw:frame draw:style-name="gr10" draw:text-style-name="P9" draw:layer="layout" svg:width="3.4cm" svg:height="1.114cm" svg:x="18cm" svg:y="4.986cm">
          <draw:text-box>
            <text:p>I<text:span text:style-name="T1">b</text:span></text:p>
          </draw:text-box>
        </draw:frame>
        <draw:frame draw:style-name="gr10" draw:text-style-name="P8" draw:layer="layout" svg:width="1.3cm" svg:height="1.114cm" svg:x="18cm" svg:y="11.986cm">
          <draw:text-box>
            <text:p text:style-name="P7">I<text:span text:style-name="T1">d</text:span></text:p>
          </draw:text-box>
        </draw:frame>
        <draw:frame draw:style-name="gr10" draw:text-style-name="P8" draw:layer="layout" svg:width="1.2cm" svg:height="1.114cm" svg:x="10.5cm" svg:y="5cm">
          <draw:text-box>
            <text:p text:style-name="P7">R<text:span text:style-name="T1">3</text:span></text:p>
          </draw:text-box>
        </draw:frame>
        <draw:frame draw:style-name="gr10" draw:text-style-name="P6" draw:layer="layout" svg:width="1.2cm" svg:height="1.114cm" svg:x="1cm" svg:y="4.986cm">
          <draw:text-box>
            <text:p text:style-name="P5">V<text:span text:style-name="T1">a</text:span></text:p>
          </draw:text-box>
        </draw:frame>
        <draw:line draw:style-name="gr12" draw:text-style-name="P10" draw:layer="layout" svg:x1="3.7cm" svg:y1="11.5cm" svg:x2="3.7cm" svg:y2="13.5cm">
          <text:p/>
        </draw:line>
        <draw:frame draw:style-name="gr10" draw:text-style-name="P8" draw:layer="layout" svg:width="1.4cm" svg:height="1.114cm" svg:x="3.7cm" svg:y="11.8cm">
          <draw:text-box>
            <text:p text:style-name="P7">I<text:span text:style-name="T1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3">+</text:p>
            <text:p text:style-name="P3"><text:s/>V<text:span text:style-name="T1">b </text:span><text:span text:style-name="T2">-</text:span></text:p>
          </draw:text-box>
        </draw:frame>
        <draw:frame draw:style-name="gr10" draw:text-style-name="P12" draw:layer="layout" svg:width="1.2cm" svg:height="1.114cm" svg:x="3cm" svg:y="0.9cm">
          <draw:text-box>
            <text:p text:style-name="P7"><text:span text:style-name="T3">v</text:span><text:span text:style-name="T4">1</text:span></text:p>
          </draw:text-box>
        </draw:frame>
        <draw:frame draw:style-name="gr10" draw:text-style-name="P12" draw:layer="layout" svg:width="1.2cm" svg:height="1.114cm" svg:x="10cm" svg:y="0.9cm">
          <draw:text-box>
            <text:p text:style-name="P7"><text:span text:style-name="T3">v</text:span><text:span text:style-name="T4">2</text:span></text:p>
          </draw:text-box>
        </draw:frame>
        <draw:frame draw:style-name="gr10" draw:text-style-name="P12" draw:layer="layout" svg:width="1.2cm" svg:height="1.114cm" svg:x="17cm" svg:y="0.9cm">
          <draw:text-box>
            <text:p text:style-name="P7"><text:span text:style-name="T3">v</text:span><text:span text:style-name="T4">3</text:span></text:p>
          </draw:text-box>
        </draw:frame>
        <draw:frame draw:style-name="gr10" draw:text-style-name="P12" draw:layer="layout" svg:width="1.2cm" svg:height="1.114cm" svg:x="3cm" svg:y="7.9cm">
          <draw:text-box>
            <text:p text:style-name="P7"><text:span text:style-name="T3">v</text:span><text:span text:style-name="T4">4</text:span></text:p>
          </draw:text-box>
        </draw:frame>
        <draw:frame draw:style-name="gr10" draw:text-style-name="P12" draw:layer="layout" svg:width="1.2cm" svg:height="1.114cm" svg:x="10cm" svg:y="7.9cm">
          <draw:text-box>
            <text:p text:style-name="P7"><text:span text:style-name="T3">v</text:span><text:span text:style-name="T4">5</text:span></text:p>
          </draw:text-box>
        </draw:frame>
        <draw:frame draw:style-name="gr10" draw:text-style-name="P12" draw:layer="layout" svg:width="1.1cm" svg:height="1.114cm" svg:x="17cm" svg:y="7.9cm">
          <draw:text-box>
            <text:p text:style-name="P7"><text:span text:style-name="T3">v</text:span><text:span text:style-name="T4">6</text:span></text:p>
          </draw:text-box>
        </draw:frame>
        <draw:frame draw:style-name="gr10" draw:text-style-name="P12" draw:layer="layout" svg:width="1.2cm" svg:height="1.114cm" svg:x="3cm" svg:y="14.9cm">
          <draw:text-box>
            <text:p text:style-name="P7"><text:span text:style-name="T3">v</text:span><text:span text:style-name="T4">7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measurelines" svg:width="1.2cm" svg:height="1.114cm" svg:x="10cm" svg:y="14.9cm">
          <draw:text-box>
            <text:p text:style-name="P7"><text:span text:style-name="T3">v</text:span><text:span text:style-name="T4">8</text:span></text:p>
          </draw:text-box>
        </draw:frame>
        <draw:frame draw:style-name="gr10" draw:text-style-name="P8" draw:layer="layout" svg:width="1.2cm" svg:height="1.114cm" svg:x="5.9cm" svg:y="14.586cm">
          <draw:text-box>
            <text:p text:style-name="P7">R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18T22:18:34.817545521</dc:date>
    <meta:editing-duration>PT15M44S</meta:editing-duration>
    <meta:editing-cycles>4</meta:editing-cycles>
    <meta:generator>LibreOffice/6.4.6.2$Linux_X86_64 LibreOffice_project/40$Build-2</meta:generator>
    <meta:document-statistic meta:object-count="51"/>
  </office:meta>
</office:document-meta>
</file>